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7.13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3.366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4.258cm"/>
    </style:style>
    <style:style style:name="co14" style:family="table-column">
      <style:table-column-properties fo:break-before="auto" style:column-width="7.996cm"/>
    </style:style>
    <style:style style:name="co15" style:family="table-column">
      <style:table-column-properties fo:break-before="auto" style:column-width="4.337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3.639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4.307cm"/>
    </style:style>
    <style:style style:name="co22" style:family="table-column">
      <style:table-column-properties fo:break-before="auto" style:column-width="3.664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2.995cm"/>
    </style:style>
    <style:style style:name="co25" style:family="table-column">
      <style:table-column-properties fo:break-before="auto" style:column-width="4.209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3.341cm"/>
    </style:style>
    <style:style style:name="co28" style:family="table-column">
      <style:table-column-properties fo:break-before="auto" style:column-width="4.357cm"/>
    </style:style>
    <style:style style:name="co29" style:family="table-column">
      <style:table-column-properties fo:break-before="auto" style:column-width="4.703cm"/>
    </style:style>
    <style:style style:name="co30" style:family="table-column">
      <style:table-column-properties fo:break-before="auto" style:column-width="3.911cm"/>
    </style:style>
    <style:style style:name="co31" style:family="table-column">
      <style:table-column-properties fo:break-before="auto" style:column-width="2.697cm"/>
    </style:style>
    <style:style style:name="co32" style:family="table-column">
      <style:table-column-properties fo:break-before="auto" style:column-width="8.442cm"/>
    </style:style>
    <style:style style:name="co33" style:family="table-column">
      <style:table-column-properties fo:break-before="auto" style:column-width="4.406cm"/>
    </style:style>
    <style:style style:name="co34" style:family="table-column">
      <style:table-column-properties fo:break-before="auto" style:column-width="5.916cm"/>
    </style:style>
    <style:style style:name="co35" style:family="table-column">
      <style:table-column-properties fo:break-before="auto" style:column-width="7.549cm"/>
    </style:style>
    <style:style style:name="co36" style:family="table-column">
      <style:table-column-properties fo:break-before="auto" style:column-width="4.382cm"/>
    </style:style>
    <style:style style:name="co37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ext-properties fo:color="#c9211e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9" style:family="table-cell" style:parent-style-name="Default">
      <style:table-cell-properties fo:wrap-option="wrap"/>
    </style:style>
    <style:style style:name="ce18" style:family="table-cell" style:parent-style-name="Default">
      <style:text-properties fo:color="#000000"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17" style:family="table-cell" style:parent-style-name="Default">
      <style:text-properties fo:color="#c9211e"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apiro-test-F1-Meas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4810032705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9563360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658172488212585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6167464966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5488655567169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2478868067265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06108915805817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2915674448013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044920166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05332273244858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0181040763855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98528705537319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47669008584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604651169851</text:p>
          </table:table-cell>
        </table:table-row>
      </table:table>
      <table:table table:name="Shapiro-test-tempo-proc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48721361160278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6612838506699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437337571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255139049841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21800406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2994330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915391719900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2865004212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885610193014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2519760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38929939270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81053659320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725802547298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902765180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312429478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985329134390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5093247629702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502701282501221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5012831833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9230094961822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7635426521301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416353207082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53892981668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0993361026049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326067253947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72529313911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121445298194885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772978524</text:p>
          </table:table-cell>
        </table:table-row>
      </table:table>
      <table:table table:name="testes-h1-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 <text:s/>Shapiro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 p par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8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9622170102489207</text:p>
          </table:table-cell>
          <table:table-cell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  <table:table-cell table:style-name="ce2" office:value-type="string" calcext:value-type="string">
            <text:p>MannWhitney</text:p>
          </table:table-cell>
          <table:table-cell table:style-name="ce2"/>
          <table:table-cell office:value-type="string" calcext:value-type="string">
            <text:p>0.844278827163327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<text:s/>0.000000000016094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  <table:table-cell table:style-name="ce2" office:value-type="string" calcext:value-type="string">
            <text:p>MannWhitney</text:p>
          </table:table-cell>
          <table:table-cell table:style-name="ce2"/>
          <table:table-cell office:value-type="string" calcext:value-type="string">
            <text:p>0.995737441810836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5916400148278793</text:p>
          </table:table-cell>
          <table:table-cell office:value-type="string" calcext:value-type="string">
            <text:p><text:s/>0.000000000028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style-name="ce2" office:value-type="string" calcext:value-type="string">
            <text:p>MannWhitney</text:p>
          </table:table-cell>
          <table:table-cell table:style-name="ce1"/>
          <table:table-cell office:value-type="string" calcext:value-type="string">
            <text:p>0.665509880241252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9240083136005525</text:p>
          </table:table-cell>
          <table:table-cell office:value-type="string" calcext:value-type="string">
            <text:p><text:s/>0.000094781602571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style-name="ce2" office:value-type="string" calcext:value-type="string">
            <text:p>MannWhitney</text:p>
          </table:table-cell>
          <table:table-cell table:style-name="ce2"/>
          <table:table-cell office:value-type="string" calcext:value-type="string">
            <text:p>0.951761023283250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9928748410091527</text:p>
          </table:table-cell>
          <table:table-cell office:value-type="string" calcext:value-type="string">
            <text:p><text:s/>0.00000006500451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6936557582462461</text:p>
          </table:table-cell>
          <table:table-cell table:number-columns-repeated="2"/>
        </table:table-row>
      </table:table>
      <table:table table:name="testes-h2-l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 Shapiro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</text:p>
          </table:table-cell>
          <table:table-cell office:value-type="string" calcext:value-type="string">
            <text:p>Melhor F-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2">
          <table:table-cell table:style-name="ce8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9622170102489207</text:p>
          </table:table-cell>
          <table:table-cell table:style-name="ce9" office:value-type="string" calcext:value-type="string">
            <text:p><text:s/>4.815997327286241e-8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3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05332273244858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99676233404335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3" office:value-type="string" calcext:value-type="string">
            <text:p>MannWhitney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<text:s/>0.000000000174762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98528705537319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9966551735975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number-columns-repeated="2" table:style-name="ce3" office:value-type="string" calcext:value-type="string">
            <text:p>MannWhitney</text:p>
          </table:table-cell>
          <table:table-cell office:value-type="string" calcext:value-type="string">
            <text:p>0.6655098802412527</text:p>
          </table:table-cell>
          <table:table-cell office:value-type="string" calcext:value-type="string">
            <text:p><text:s/>0.000000000029372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2478868067265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666472837539772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9517610232832504</text:p>
          </table:table-cell>
          <table:table-cell office:value-type="string" calcext:value-type="string">
            <text:p><text:s/>0.000003965366887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4810032705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94793715164807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8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9928748410091527</text:p>
          </table:table-cell>
          <table:table-cell table:style-name="ce9" office:value-type="string" calcext:value-type="string">
            <text:p><text:s/>1.8008290354500172e-51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890542679030841</text:p>
          </table:table-cell>
          <table:table-cell table:number-columns-repeated="2"/>
        </table:table-row>
      </table:table>
      <table:table table:name="testes-h1-l2" table:style-name="ta1"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 Shapiro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8"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table:style-name="ce1"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9199437281521027</text:p>
          </table:table-cell>
          <table:table-cell office:value-type="string" calcext:value-type="string">
            <text:p><text:s/>0.000000014241677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604651169851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833068169750585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  <table:table-cell table:style-name="ce18"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<text:s/>0.00732562579217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9563360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850636412449666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2915674448013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59205639342339</text:p>
          </table:table-cell>
          <table:table-cell office:value-type="string" calcext:value-type="string">
            <text:p><text:s/>0.00000000002891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  <table:table-cell table:style-name="ce18" office:value-type="string" calcext:value-type="string">
            <text:p>T-Student</text:p>
          </table:table-cell>
          <table:table-cell/>
          <table:table-cell office:value-type="string" calcext:value-type="string">
            <text:p>0.665499587690975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6167464966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8787721704859277</text:p>
          </table:table-cell>
          <table:table-cell table:style-name="ce13" office:value-type="string" calcext:value-type="string">
            <text:p><text:s/>0.717188813606376</text:p>
          </table:table-cell>
          <table:table-cell table:style-name="ce13" office:value-type="string" calcext:value-type="string">
            <text:p>Distribuições Iguais</text:p>
          </table:table-cell>
        </table:table-row>
        <table:table-row table:style-name="ro1">
          <table:table-cell table:style-name="ce8"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885852858910745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9394035720917173</text:p>
          </table:table-cell>
          <table:table-cell office:value-type="string" calcext:value-type="string">
            <text:p><text:s/>0.000158260760816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47669008584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5209018890725058</text:p>
          </table:table-cell>
          <table:table-cell table:number-columns-repeated="2"/>
        </table:table-row>
      </table:table>
      <table:table table:name="testes-h2-l2" table:style-name="ta1">
        <table:table-column table:style-name="co6" table:default-cell-style-name="ce10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 Shapiro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8"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table:number-columns-repeated="2" table:style-name="ce18" office:value-type="string" calcext:value-type="string">
            <text:p>T-Student</text:p>
          </table:table-cell>
          <table:table-cell office:value-type="string" calcext:value-type="string">
            <text:p>0.9199437281521027</text:p>
          </table:table-cell>
          <table:table-cell table:style-name="ce9" office:value-type="string" calcext:value-type="string">
            <text:p>2.4262456464872905e-93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7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5488655567169</text:p>
          </table:table-cell>
          <table:table-cell table:style-name="ce18" office:value-type="string" calcext:value-type="string">
            <text:p>T-Student</text:p>
          </table:table-cell>
          <table:table-cell/>
          <table:table-cell office:value-type="string" calcext:value-type="string">
            <text:p>0.999553683951603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<text:s/>0.00732562579217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7"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06108915805817</text:p>
          </table:table-cell>
          <table:table-cell table:style-name="ce18" office:value-type="string" calcext:value-type="string">
            <text:p>T-Student</text:p>
          </table:table-cell>
          <table:table-cell/>
          <table:table-cell office:value-type="string" calcext:value-type="string">
            <text:p>0.999510285025320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  <table:table-cell table:style-name="ce18" office:value-type="string" calcext:value-type="string">
            <text:p>T-Student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0.6654995876909751</text:p>
          </table:table-cell>
          <table:table-cell table:style-name="ce9" office:value-type="string" calcext:value-type="string">
            <text:p><text:s/>2.5770975113653485e-75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0181040763855</text:p>
          </table:table-cell>
          <table:table-cell table:style-name="ce18" office:value-type="string" calcext:value-type="string">
            <text:p>T-Student</text:p>
          </table:table-cell>
          <table:table-cell/>
          <table:table-cell office:value-type="string" calcext:value-type="string">
            <text:p>0.666385335105005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8858528589107455</text:p>
          </table:table-cell>
          <table:table-cell office:value-type="string" calcext:value-type="string">
            <text:p><text:s/>0.053678602896823</text:p>
          </table:table-cell>
          <table:table-cell table:style-name="ce13" office:value-type="string" calcext:value-type="string">
            <text:p>Distribuições Iguais</text:p>
          </table:table-cell>
        </table:table-row>
        <table:table-row table:style-name="ro1">
          <table:table-cell table:style-name="ce8" office:value-type="string" calcext:value-type="string">
            <text:p><text:span text:style-name="T1">F1-Measure-diversidade-LossAccuracy</text:span>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044920166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890104142067395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table:style-name="ce18" office:value-type="string" calcext:value-type="string">
            <text:p>T-Student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0.9394035720917173</text:p>
          </table:table-cell>
          <table:table-cell table:style-name="ce9" office:value-type="string" calcext:value-type="string">
            <text:p><text:s/>3.0710780953257143e-73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7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658172488212585</text:p>
          </table:table-cell>
          <table:table-cell table:style-name="ce18" office:value-type="string" calcext:value-type="string">
            <text:p>T-Student</text:p>
          </table:table-cell>
          <table:table-cell/>
          <table:table-cell office:value-type="string" calcext:value-type="string">
            <text:p>0.975642887859862</text:p>
          </table:table-cell>
          <table:table-cell table:number-columns-repeated="2"/>
        </table:table-row>
      </table:table>
      <table:table table:name="testes-h3-h1-l1" table:style-name="ta1">
        <table:table-column table:style-name="co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8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table:style-name="ce18"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0717829942703246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35048166910807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8509172598520912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739545345306396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  <table:table-cell table:style-name="ce18"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6303705374399816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0"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26827883720397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6780053774515785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10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209614833196004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table:style-name="ce18"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804939587910969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294125318527222</text:p>
          </table:table-cell>
          <table:table-cell table:number-columns-repeated="2"/>
        </table:table-row>
      </table:table>
      <table:table table:name="testes-h4-h2-l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1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2519760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0717829942703246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5012831833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415025234222407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08509172598520912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7635426521301</text:p>
          </table:table-cell>
          <table:table-cell office:value-type="string" calcext:value-type="string">
            <text:p>T-Student</text:p>
          </table:table-cell>
          <table:table-cell/>
          <table:table-cell table:style-name="ce10" office:value-type="string" calcext:value-type="string">
            <text:p>0.02255109151204422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21800406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32682788372039795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81053659320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352968851725255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48721361160278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32096148331960045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6612838506699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1637503306070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38929939270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0804939587910969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  <table:table-cell office:value-type="string" calcext:value-type="string">
            <text:p>T-Student</text:p>
          </table:table-cell>
          <table:table-cell/>
          <table:table-cell table:style-name="ce10" office:value-type="string" calcext:value-type="string">
            <text:p>0.023065829277038527</text:p>
          </table:table-cell>
          <table:table-cell table:number-columns-repeated="2"/>
        </table:table-row>
      </table:table>
      <table:table table:name="testes-h3-h1-l2" table:style-name="ta1">
        <table:table-column table:style-name="co6" table:default-cell-style-name="ce10"/>
        <table:table-column table:style-name="co7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8"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985329134390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7415034770965573</text:p>
          </table:table-cell>
          <table:table-cell table:style-name="ce9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772978524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700034697850545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8137047290801998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437337571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674108433723449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902765180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6379445393880205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41549857457478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2994330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6637285550435382</text:p>
          </table:table-cell>
          <table:table-cell table:style-name="ce9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885610193014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343344092369079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table:style-name="ce10" office:value-type="string" calcext:value-type="string">
            <text:p>0.0811130682627359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0993361026049</text:p>
          </table:table-cell>
          <table:table-cell table:style-name="ce2" office:value-type="string" calcext:value-type="string">
            <text:p>MannWhitney</text:p>
          </table:table-cell>
          <table:table-cell/>
          <table:table-cell office:value-type="string" calcext:value-type="string">
            <text:p>0.4578868786493937</text:p>
          </table:table-cell>
          <table:table-cell table:number-columns-repeated="2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es-h4-h2-l2" table:style-name="ta1"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07415034770965573</text:p>
          </table:table-cell>
          <table:table-cell table:style-name="ce9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2865004212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255379358927404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  <table:table-cell office:value-type="string" calcext:value-type="string">
            <text:p>T-Student</text:p>
          </table:table-cell>
          <table:table-cell table:style-name="ce2" office:value-type="string" calcext:value-type="string">
            <text:p>MannWhitney</text:p>
          </table:table-cell>
          <table:table-cell office:value-type="string" calcext:value-type="string">
            <text:p>0.08137047290801998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725802547298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262929280598954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34154985745747884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9230094961822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252569198608394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3433440923690796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5093247629702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440571784973140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326067253947</text:p>
          </table:table-cell>
          <table:table-cell table:number-columns-repeated="2" table:style-name="ce2" office:value-type="string" calcext:value-type="string">
            <text:p>MannWhitney</text:p>
          </table:table-cell>
          <table:table-cell office:value-type="string" calcext:value-type="string">
            <text:p>0.08111306826273597</text:p>
          </table:table-cell>
          <table:table-cell table:style-name="ce9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8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255139049841</text:p>
          </table:table-cell>
          <table:table-cell table:style-name="ce2" office:value-type="string" calcext:value-type="string">
            <text:p>MannWhitney</text:p>
          </table:table-cell>
          <table:table-cell/>
          <table:table-cell table:style-name="ce10" office:value-type="string" calcext:value-type="string">
            <text:p>0.021867505709330184</text:p>
          </table:table-cell>
          <table:table-cell table:number-columns-repeated="2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postas" table:style-name="ta1"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8"/>
        <table:table-column table:style-name="co34" table:default-cell-style-name="ce8"/>
        <table:table-column table:style-name="co4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s.: Em termos de F1-score (média pra 30 sensores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ensor Temperatura: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Tipo de Erro</text:p>
          </table:table-cell>
          <table:table-cell table:style-name="ce11" office:value-type="string" calcext:value-type="string">
            <text:p>\textbf{Hipótese Nula (H1-0)}: Não há diferença significativa no F1-score da detecção de erros de medição entre o algoritmo SVM e o algoritmo Isolation Forest na detecção de todos os tipos de erros com diferentes porcentagens de erro inseridas (10\% e 20\%). 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Sv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Svm</text:p>
          </table:table-cell>
          <table:table-cell table:style-name="ce29" office:value-type="string" calcext:value-type="string">
            <text:p>Svm (baixa relevância estatístic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Tipo de Erro</text:p>
          </table:table-cell>
          <table:table-cell table:style-name="ce12" office:value-type="string" calcext:value-type="string">
            <text:p><text:s/>\textbf{Hipótese Nula (H2-0):} Não há diferença significativa na medida F1-Measure na detecção de erros entre o método Diversidade e o melhor método de detecção de anomalias (SVM ou Isolation) (10\% e 20\%). 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Svm</text:p>
          </table:table-cell>
          <table:table-cell table:style-name="ce29" office:value-type="string" calcext:value-type="string">
            <text:p>Diversidade (baixa relevância estatística)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office:value-type="string" calcext:value-type="string">
            <text:p>Tipo de Erro</text:p>
          </table:table-cell>
          <table:table-cell table:style-name="ce12" office:value-type="string" calcext:value-type="string">
            <text:p><text:s/>\textbf{Hipótese Nula (H3-0):} <text:s/>Não há diferença significativa no tempo médio de execução entre o algoritmo SVM e o algoritmo Isolation Forest na detecção de todos os tipos de erros (10\% e 20\% ).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Tipo de Erro</text:p>
          </table:table-cell>
          <table:table-cell table:style-name="ce12" office:value-type="string" calcext:value-type="string">
            <text:p>\textbf{Hipótese Nula (H4-0):} Não há diferença significativa no tempo médio de execução entre o algoritmo Diversidade e o melhor método de detecção de anomalias na detecção de todos os tipos de erros (10\% , 20\% erros). <text:s/>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</table:table>
      <table:table table:name="TesteManual" table:style-name="ta1">
        <table:table-column table:style-name="co35" table:default-cell-style-name="ce9"/>
        <table:table-column table:style-name="co11" table:default-cell-style-name="ce20"/>
        <table:table-column table:style-name="co29" table:default-cell-style-name="ce9"/>
        <table:table-column table:style-name="co28" table:default-cell-style-name="ce9"/>
        <table:table-column table:style-name="co36" table:default-cell-style-name="ce9"/>
        <table:table-column table:style-name="co20" table:default-cell-style-name="ce9"/>
        <table:table-column table:style-name="co33" table:default-cell-style-name="ce9"/>
        <table:table-column table:style-name="co4" table:number-columns-repeated="4" table:default-cell-style-name="ce9"/>
        <table:table-column table:style-name="co37" table:default-cell-style-name="ce9"/>
        <table:table-column table:style-name="co4" table:number-columns-repeated="1012" table:default-cell-style-name="ce9"/>
        <table:table-row table:style-name="ro1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Conferindo métricas pontua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/home/kathiani/PycharmProjects/Algoritmos-Validacao/src/resultados/resumo/F1-Measure-diversidade-Bias-L1-.csv</text:p>
          </table:table-cell>
          <table:table-cell office:value-type="string" calcext:value-type="string">
            <text:p>Sensor</text:p>
          </table:table-cell>
          <table:table-cell table:style-name="ce22" office:value-type="string" calcext:value-type="string">
            <text:p>Grupo de Execução</text:p>
          </table:table-cell>
          <table:table-cell table:style-name="ce22" office:value-type="string" calcext:value-type="string">
            <text:p>Precision</text:p>
          </table:table-cell>
          <table:table-cell table:style-name="ce22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style-name="ce19" office:value-type="string" calcext:value-type="string">
            <text:p>calculo manual com base em precisio, recall</text:p>
          </table:table-cell>
          <table:table-cell table:style-name="ce19" office:value-type="string" calcext:value-type="string">
            <text:p>VP</text:p>
          </table:table-cell>
          <table:table-cell table:style-name="ce19" office:value-type="string" calcext:value-type="string">
            <text:p>FN</text:p>
          </table:table-cell>
          <table:table-cell table:style-name="ce19" office:value-type="string" calcext:value-type="string">
            <text:p>FP</text:p>
          </table:table-cell>
          <table:table-cell table:style-name="ce19" office:value-type="string" calcext:value-type="string">
            <text:p>VN</text:p>
          </table:table-cell>
          <table:table-cell table:style-name="ce19" office:value-type="string" calcext:value-type="string">
            <text:p>calculo manual com base VP, FN, FP, V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versidade-Bias-L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92283950617284</text:p>
          </table:table-cell>
          <table:table-cell office:value-type="string" calcext:value-type="string">
            <text:p>0.9996140486298727</text:p>
          </table:table-cell>
          <table:table-cell table:style-name="ce23" office:value-type="string" calcext:value-type="string">
            <text:p>0.999614086063175</text:p>
          </table:table-cell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/home/kathiani/PycharmProjects/Algoritmos-Validacao/src/resultados/resumo/F1-Measure-isolation-Drift-L2-.csv</text:p>
          </table:table-cell>
          <table:table-cell office:value-type="string" calcext:value-type="string">
            <text:p>Sensor</text:p>
          </table:table-cell>
          <table:table-cell table:style-name="ce22" office:value-type="string" calcext:value-type="string">
            <text:p>Grupo de Execução</text:p>
          </table:table-cell>
          <table:table-cell table:style-name="ce22" office:value-type="string" calcext:value-type="string">
            <text:p>Precision</text:p>
          </table:table-cell>
          <table:table-cell table:style-name="ce22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isolation-Drift-L2</text:p>
          </table:table-cell>
          <table:table-cell table:style-name="Default" office:value-type="string" calcext:value-type="string">
            <text:p>0.8887745917448888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411123970317925</text:p>
          </table:table-cell>
          <table:table-cell office:value-type="string" calcext:value-type="string">
            <text:p>0.941558441</text:p>
          </table:table-cell>
          <table:table-cell office:value-type="float" office:value="6912" calcext:value-type="float">
            <text:p>6912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941" calcext:value-type="float">
            <text:p>94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table:style-name="ce22" office:value-type="string" calcext:value-type="string">
            <text:p>Grupo de Execução</text:p>
          </table:table-cell>
          <table:table-cell table:style-name="ce22" office:value-type="string" calcext:value-type="string">
            <text:p>Precision</text:p>
          </table:table-cell>
          <table:table-cell table:style-name="ce22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vm-Drift-L1</text:p>
          </table:table-cell>
          <table:table-cell table:style-name="Default" office:value-type="string" calcext:value-type="string">
            <text:p>0.9990999099909991</text:p>
          </table:table-cell>
          <table:table-cell table:style-name="Default" office:value-type="string" calcext:value-type="string">
            <text:p>0.9992283950617284</text:p>
          </table:table-cell>
          <table:table-cell table:style-name="Default" office:value-type="string" calcext:value-type="string">
            <text:p>0.9991641483958079</text:p>
          </table:table-cell>
          <table:table-cell office:value-type="string" calcext:value-type="string">
            <text:p>0.999164148396</text:p>
          </table:table-cell>
          <table:table-cell office:value-type="float" office:value="7770" calcext:value-type="float">
            <text:p>777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7" calcext:value-type="float">
            <text:p>857</text:p>
          </table:table-cell>
          <table:table-cell table:style-name="ce23"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9"/>
          <table:table-cell table:number-columns-repeated="1023"/>
        </table:table-row>
        <table:table-row table:style-name="ro7">
          <table:table-cell table:style-name="ce19"/>
          <table:table-cell table:style-name="ce21" office:value-type="string" calcext:value-type="string">
            <text:p>Média para o grupo de acordo com arquivo:</text:p>
          </table:table-cell>
          <table:table-cell table:number-columns-repeated="1022"/>
        </table:table-row>
        <table:table-row table:style-name="ro1">
          <table:table-cell table:style-name="ce19"/>
          <table:table-cell/>
          <table:table-cell table:style-name="Default" office:value-type="string" calcext:value-type="string">
            <text:p>F1-Measure-diversidade-Drift-L2-.csv</text:p>
          </table:table-cell>
          <table:table-cell table:style-name="Default" office:value-type="string" calcext:value-type="string">
            <text:p>0.9997105190138083</text:p>
          </table:table-cell>
          <table:table-cell table:style-name="Default" office:value-type="string" calcext:value-type="string">
            <text:p>0.0034697055816649996</text:p>
          </table:table-cell>
          <table:table-cell table:number-columns-repeated="1019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8" office:value-type="string" calcext:value-type="string">
            <text:p>Grupo de Execução: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ensor</text:p>
          </table:table-cell>
          <table:table-cell table:style-name="Default" office:value-type="string" calcext:value-type="string">
            <text:p>Grupo de Execução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Tempo Processamento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92766203703703</text:p>
          </table:table-cell>
          <table:table-cell table:style-name="Default" office:value-type="string" calcext:value-type="string">
            <text:p>0.9996381793183299</text:p>
          </table:table-cell>
          <table:table-cell table:style-name="Default" office:value-type="string" calcext:value-type="string">
            <text:p>0.003253459930419922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iversidade-Drift-L2</text:p>
          </table:table-cell>
          <table:table-cell table:number-columns-repeated="3"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035033226013183594</text:p>
          </table:table-cell>
          <table:table-cell table:style-name="Default" table:number-columns-repeated="1017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89872685185185</text:p>
          </table:table-cell>
          <table:table-cell table:style-name="Default" office:value-type="string" calcext:value-type="string">
            <text:p>0.9994933777230947</text:p>
          </table:table-cell>
          <table:table-cell table:style-name="Default" office:value-type="string" calcext:value-type="string">
            <text:p>0.0036523342132568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5"/>
          <table:table-cell office:value-type="string" calcext:value-type="string">
            <text:p>Média calculada manualmente = 0.9997101853471415</text:p>
          </table:table-cell>
          <table:table-cell office:value-type="string" calcext:value-type="string">
            <text:p>Média calculada manualmente = 0.00347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Correto de acordo com arquivo de médias por grupo de execução!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6:52:09.209781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8T20:20:45.662313536</dc:date>
    <meta:editing-duration>P2DT20H4M50S</meta:editing-duration>
    <meta:editing-cycles>121</meta:editing-cycles>
    <meta:generator>LibreOffice/6.4.7.2$Linux_X86_64 LibreOffice_project/40$Build-2</meta:generator>
    <meta:document-statistic meta:table-count="12" meta:cell-count="957" meta:object-count="0"/>
  </office:meta>
</office:document-meta>
</file>